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style:font-name="Times New Roman" fo:font-size="10pt" style:font-size-asian="8.75pt" style:font-size-complex="10pt"/>
    </style:style>
    <style:style style:name="P2" style:family="paragraph" style:parent-style-name="Preformatted_20_Text">
      <style:paragraph-properties fo:margin-left="0cm" fo:margin-right="0cm" fo:text-indent="0cm" style:auto-text-indent="false"/>
      <style:text-properties style:font-name="Times New Roman" fo:font-size="10pt" fo:font-style="normal" style:font-size-asian="8.75pt" style:font-style-asian="normal" style:font-size-complex="10pt" style:font-style-complex="normal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style:font-name="Courier 10 Pitch" fo:font-size="8pt" fo:font-style="normal" style:font-size-asian="8pt" style:font-style-asian="normal" style:font-size-complex="8pt" style:font-style-complex="normal"/>
    </style:style>
    <style:style style:name="P4" style:family="paragraph" style:parent-style-name="Footnote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left="1.251cm" fo:margin-right="0cm" fo:text-indent="0cm" style:auto-text-indent="false"/>
    </style:style>
    <style:style style:name="P6" style:family="paragraph" style:parent-style-name="Preformatted_20_Text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Preformatted_20_Text">
      <style:paragraph-properties fo:margin-left="1.251cm" fo:margin-right="0cm" fo:text-indent="0cm" style:auto-text-indent="false"/>
      <style:text-properties style:font-name="Courier 10 Pitch" fo:font-size="8pt" fo:font-style="normal" style:font-size-asian="8pt" style:font-style-asian="normal" style:font-size-complex="8pt" style:font-style-complex="normal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style:font-name="Times New Roman" fo:font-size="10pt" fo:font-style="normal" style:font-size-asian="8.75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/><text:span text:style-name="T1">Scelta della versione di PHP per il front-end</text:span></text:h>
      <text:p text:style-name="Preformatted_20_Text"/>
      <text:p text:style-name="Preformatted_20_Text">Il Changelog per la versione 5.3 di PHP, rilasciata il 30 giugno 2009, recita "Replaced all flex based scanners with re2c based scanners. (Marcus, Nuno, Scott)"<text:span text:style-name="T4">[</text:span><text:span text:style-name="T4"><text:note text:id="ftn0" text:note-class="footnote"><text:note-citation text:label="P53">P53</text:note-citation><text:note-body><text:p text:style-name="Preformatted_20_Text">: http://it2.php.net/ChangeLog-5.php</text:p></text:note-body></text:note></text:span><text:span text:style-name="T4">]</text:span> , il che significa che da quel momento in poi gli sviluppatori di PHP hanno rimpiazzato lo scanner Flex con RE2C<text:span text:style-name="T4">[</text:span><text:span text:style-name="T4"><text:note text:id="ftn1" text:note-class="footnote"><text:note-citation text:label="RE2">RE2</text:note-citation><text:note-body><text:p text:style-name="Footnote">: Uno scanner C/C++ open source che promette di generare analizzatori lessicali molto veloci e più flessibili di Flex, ottenibile all'URL: http://re2c.org/ - [http://marc.info/?l=php-internals&amp;m=120449656400467&amp;w=2]</text:p></text:note-body></text:note></text:span><text:span text:style-name="T4">]</text:span>. Come si legge in una email alla lista degli sviluppatori di PHP, Marcus Boerger, Nuno Lopes, Scott MacVicar, oltre a voler ottenere un analizzatore più rapido, sono stati spinti anche dal fatto che PHP usasse fino alle versione 5.3 del linguaggio una versione datata di Flex.</text:p>
      <text:p text:style-name="Preformatted_20_Text">Dai test fatti in quel periodo i tre sviluppatori hanno ottenuto incrementi del 20% nelle performance dello scanner, e del 2% nei test sul codice, il tutto senza alcuna fase di ottimizzazione. Infine ulteriori vantaggi previsti nell'utilizzo di RE2C sono dati dal supporto alle principali codifiche (ASCII, UTF-8, UTF-16, UTF-32), l'integrazione con Lemon <text:span text:style-name="T4">[</text:span><text:span text:style-name="T4"><text:note text:id="ftn2" text:note-class="footnote"><text:note-citation text:label="LEM">LEM</text:note-citation><text:note-body><text:p text:style-name="Footnote">: <text:span text:style-name="T5">Lemon: [http://www.hwaci.com/sw/lemon/], un generatore di Parser LARL(1) non compatibile con YACC/BISON che a detta degli autori usa una grammatica meno predisposta ad errori di programmazione, che genera parser reentrant e thread-safe. Infine usa non terminali "distruttori" che rendono più semplice scrivere scanner che non consumano troppa memoria.</text:span></text:p></text:note-body></text:note></text:span><text:span text:style-name="T4">]</text:span> (prevista per le versioni future di PHP), ed in ultimo la possibilità di ottenere uno scanner reentrant <text:span text:style-name="T4">[</text:span><text:span text:style-name="T4"><text:note text:id="ftn3" text:note-class="footnote"><text:note-citation text:label="N1">N1</text:note-citation><text:note-body><text:p text:style-name="P4">: Reentrant scanner: possibilità per una scanner di essere eseguito su più thread. Dal manuale anche Flex offre questa capacità [http://flex.sourceforge.net/manual/Reentrant.html].</text:p></text:note-body></text:note></text:span><text:span text:style-name="T4">]</text:span>.</text:p>
      <text:p text:style-name="Preformatted_20_Text">Quanto visto è frutto una analisi volta a scegliere una versione di partenza del linguaggio PHP, sulla quale basare la generazione del front-end. </text:p>
      <text:p text:style-name="Preformatted_20_Text">Si è sfruttata la possibilità offerta dal tipo di licenza di rilascio del linguaggio, quella di poter analizzare i dettagli implementativi del linguaggio stesso. Questo ha facilitato la costruzione del front-end in quanto, come già detto, i tool Flex/Bison erano utilizzati in PHP sino alla versione 5.2. Va aggiunto che l'analisi del sorgente PHP si è resa necessaria per via del fatto che il linguaggio non fornisce una specifica del linguaggio ben formata come, ad esempio, avviene per i maggiori linguaggi di programmazione C/C++ o Java<text:span text:style-name="T4">[</text:span><text:span text:style-name="T4"><text:note text:id="ftn4" text:note-class="footnote"><text:note-citation text:label="N2">N2</text:note-citation><text:note-body><text:p text:style-name="P4">: <text:span text:style-name="T5">Una curiosità che riguarda l'aspetto esposto, ad esempio, è che nella guida ufficiale non è riportato che PHP consente di utilizzare i tag terminatori di uno script all'interno di un commento su singola linea. Questa strana possibilità è stata riscontrata analizzando il sorgente di input a Flex della versione 5.2 di PHP, consultabile alla riga 1715 del file intitolato “zend_language_scanner.l”. </text:span></text:p></text:note-body></text:note></text:span><text:span text:style-name="T4">]</text:span>.</text:p>
      <text:p text:style-name="Preformatted_20_Text">Dopo le premesse sulla scelta della versione del linguaggio, si riporta il metodo con il quale si è proceduto al prelievo dalle fonti ufficiali.</text:p>
      <text:p text:style-name="Preformatted_20_Text"><text:s text:c="2"/></text:p>
      <text:p text:style-name="Preformatted_20_Text">Prelievo dei sorgenti di PHP 5.2 tramite SVN</text:p>
      <text:p text:style-name="Preformatted_20_Text"/>
      <text:p text:style-name="P6">Comando</text:p>
      <text:p text:style-name="P5">svn checkout https://svn.php.net/repository/php/php-src/branches/PHP_5_2 php-src-5.2</text:p>
      <text:p text:style-name="Preformatted_20_Text"/>
      <text:h text:style-name="Heading_20_3" text:outline-level="3">Definizioni Flex per PHP 5.2 </text:h>
      <text:p text:style-name="Preformatted_20_Text">Analizzando il file <text:span text:style-name="T2">php-src-5.2/Zend/zend_language_scanner.l,</text:span><text:span text:style-name="T3">nella cartella dei sorgenti scaricata dal repository SVN ufficiale, alla riga 896 troviamo, nella sezione dedicata alle definizioni:</text:span></text:p>
      <text:p text:style-name="Preformatted_20_Text"/>
      <text:p text:style-name="P3">896<text:tab/>LNUM<text:tab/>[0-9]+</text:p>
      <text:p text:style-name="P3">897<text:tab/>DNUM<text:tab/>([0-9]*[\.][0-9]+)|([0-9]+[\.][0-9]*)</text:p>
      <text:p text:style-name="P3">898<text:tab/>EXPONENT_DNUM<text:tab/>(({LNUM}|{DNUM})[eE][+-]?{LNUM})</text:p>
      <text:p text:style-name="P3">899<text:tab/>HNUM<text:tab/>"0x"[0-9a-fA-F]+</text:p>
      <text:p text:style-name="P3">900<text:tab/>LABEL<text:tab/>[a-zA-Z_\x7f-\xff][a-zA-Z0-9_\x7f-\xff]*</text:p>
      <text:p text:style-name="P3">901<text:tab/>WHITESPACE [ \n\r\t]+</text:p>
      <text:p text:style-name="P3">902<text:tab/>TABS_AND_SPACES [ \t]*</text:p>
      <text:p text:style-name="P3">903<text:tab/>TOKENS [;:,.\[\]()|^&amp;+-/*=%!~$&lt;&gt;?@]</text:p>
      <text:p text:style-name="P3">904<text:tab/>ANY_CHAR (.|[\n])</text:p>
      <text:p text:style-name="P3">905<text:tab/>NEWLINE ("\r"|"\n"|"\r\n")</text:p>
      <text:p text:style-name="P3">906<text:tab/></text:p>
      <text:p text:style-name="P3">907<text:tab/>/*</text:p>
      <text:p text:style-name="P3">908<text:tab/> * LITERAL_DOLLAR matches unescaped $ that aren't followed by a label character</text:p>
      <text:p text:style-name="P3">909<text:tab/> * or a { and therefore will be taken literally. The case of literal $ before</text:p>
      <text:p text:style-name="P3">910<text:tab/> * a variable or "${" is handled in a rule for each string type</text:p>
      <text:p text:style-name="P3">911<text:tab/> */</text:p>
      <text:p text:style-name="P3"><text:soft-page-break/>912<text:tab/>DOUBLE_QUOTES_LITERAL_DOLLAR ("$"+([^a-zA-Z_\x7f-\xff$"\\{]|("\\"{ANY_CHAR})))</text:p>
      <text:p text:style-name="P3">913<text:tab/>BACKQUOTE_LITERAL_DOLLAR <text:s text:c="4"/>("$"+([^a-zA-Z_\x7f-\xff$`\\{]|("\\"{ANY_CHAR})))</text:p>
      <text:p text:style-name="P3">914<text:tab/>HEREDOC_LITERAL_DOLLAR <text:s text:c="6"/>("$"+([^a-zA-Z_\x7f-\xff$\n\r\\{]|("\\"[^\n\r])))</text:p>
      <text:p text:style-name="P3">915<text:tab/></text:p>
      <text:p text:style-name="P3">916<text:tab/>/*</text:p>
      <text:p text:style-name="P3">917<text:tab/> * Usually, HEREDOC_NEWLINE will just function like a simple NEWLINE, but some</text:p>
      <text:p text:style-name="P3">918<text:tab/> * special cases need to be handled. HEREDOC_CHARS doesn't allow a line to</text:p>
      <text:p text:style-name="P3">919<text:tab/> * match when { or $, and/or \ is at the end. (("{"*|"$"*)"\\"?) handles that,</text:p>
      <text:p text:style-name="P3">920<text:tab/> * along with cases where { or $, and/or \ is the ONLY thing on a line</text:p>
      <text:p text:style-name="P3">921<text:tab/> *</text:p>
      <text:p text:style-name="P3">922<text:tab/> * The other case is when a line contains a label, followed by ONLY</text:p>
      <text:p text:style-name="P3">923<text:tab/> * { or $, and/or \ <text:s/>Handled by ({LABEL}";"?((("{"+|"$"+)"\\"?)|"\\"))</text:p>
      <text:p text:style-name="P3">924<text:tab/> */</text:p>
      <text:p text:style-name="P3">925<text:tab/>HEREDOC_NEWLINE ((({LABEL}";"?((("{"+|"$"+)"\\"?)|"\\"))|(("{"*|"$"*)"\\"?)){NEWLINE})</text:p>
      <text:p text:style-name="P3">926<text:tab/></text:p>
      <text:p text:style-name="P3">927<text:tab/>/*</text:p>
      <text:p text:style-name="P3">928<text:tab/> * This pattern is just used in the next 2 for matching { or literal $, and/or</text:p>
      <text:p text:style-name="P3">929<text:tab/> * \ escape sequence immediately at the beginning of a line or after a label</text:p>
      <text:p text:style-name="P3">930<text:tab/> */</text:p>
      <text:p text:style-name="P3">931<text:tab/>HEREDOC_CURLY_OR_ESCAPE_OR_DOLLAR (("{"+[^$\n\r\\{])|("{"*"\\"[^\n\r])|{HEREDOC_LITERAL_DOLLAR})</text:p>
      <text:p text:style-name="P3">932<text:tab/></text:p>
      <text:p text:style-name="P3">933<text:tab/>/*</text:p>
      <text:p text:style-name="P3">934<text:tab/> * These 2 label-related patterns allow HEREDOC_CHARS to continue "regular"</text:p>
      <text:p text:style-name="P3">935<text:tab/> * matching after a newline that starts with either a non-label character or a</text:p>
      <text:p text:style-name="P3">936<text:tab/> * label that isn't followed by a newline. Like HEREDOC_CHARS, they won't match</text:p>
      <text:p text:style-name="P3">937<text:tab/> * a variable or "{$" <text:s/>Matching a newline, and possibly label, up TO a variable</text:p>
      <text:p text:style-name="P3">938<text:tab/> * or "{$", is handled in the heredoc rules</text:p>
      <text:p text:style-name="P3">939<text:tab/> *</text:p>
      <text:p text:style-name="P3">940<text:tab/> * The HEREDOC_LABEL_NO_NEWLINE pattern (";"[^$\n\r\\{]) handles cases where ;</text:p>
      <text:p text:style-name="P3">941<text:tab/> * follows a label. [^a-zA-Z0-9_\x7f-\xff;$\n\r\\{] is needed to prevent a label</text:p>
      <text:p text:style-name="P3">942<text:tab/> * character or ; from matching on a possible (real) ending label</text:p>
      <text:p text:style-name="P3">943<text:tab/> */</text:p>
      <text:p text:style-name="P3">944<text:tab/>HEREDOC_NON_LABEL ([^a-zA-Z_\x7f-\xff$\n\r\\{]|{HEREDOC_CURLY_OR_ESCAPE_OR_DOLLAR})</text:p>
      <text:p text:style-name="P3">945<text:tab/>HEREDOC_LABEL_NO_NEWLINE ({LABEL}([^a-zA-Z0-9_\x7f-\xff;$\n\r\\{]|(";"[^$\n\r\\{])|(";"?{HEREDOC_CURLY_OR_ESCAPE_OR_DOLLAR})))</text:p>
      <text:p text:style-name="P3">946<text:tab/></text:p>
      <text:p text:style-name="P3">947<text:tab/>/*</text:p>
      <text:p text:style-name="P3">948<text:tab/> * CHARS matches everything up to a variable or "{$"</text:p>
      <text:p text:style-name="P3">949<text:tab/> * {'s are matched as long as they aren't followed by a $</text:p>
      <text:p text:style-name="P3">950<text:tab/> * The case of { before "{$" is handled in a rule for each string type</text:p>
      <text:p text:style-name="P3">951<text:tab/> *</text:p>
      <text:p text:style-name="P3">952<text:tab/> * For heredocs, matching continues across/after newlines if/when it's known</text:p>
      <text:p text:style-name="P3">953<text:tab/> * that the next line doesn't contain a possible ending label</text:p>
      <text:p text:style-name="P3">954<text:tab/> */</text:p>
      <text:p text:style-name="P3">955<text:tab/>DOUBLE_QUOTES_CHARS ("{"*([^$"\\{]|("\\"{ANY_CHAR}))|{DOUBLE_QUOTES_LITERAL_DOLLAR})</text:p>
      <text:p text:style-name="P3">956<text:tab/>BACKQUOTE_CHARS <text:s text:c="4"/>("{"*([^$`\\{]|("\\"{ANY_CHAR}))|{BACKQUOTE_LITERAL_DOLLAR})</text:p>
      <text:p text:style-name="P3">957<text:tab/>HEREDOC_CHARS <text:s text:c="6"/>("{"*([^$\n\r\\{]|("\\"[^\n\r]))|{HEREDOC_LITERAL_DOLLAR}|({HEREDOC_NEWLINE}+({HEREDOC_NON_LABEL}|{HEREDOC_LABEL_NO_NEWLINE})))</text:p>
      <text:p text:style-name="P3"/>
      <text:p text:style-name="P3"/>
      <text:p text:style-name="P2"/>
      <text:p text:style-name="P1"><text:span text:style-name="T3">Codice delle definizioni dello scanner dal file </text:span><text:span text:style-name="T2">php-src-5.2/Zend/zend_language_scanner.l</text:span><text:span text:style-name="T3"> da PHP 5.2-SVN</text:span></text:p>
      <text:p text:style-name="P2"/>
      <text:p text:style-name="P2">Analizzando nel dettaglio le definizioni dei token si vede che la linea 896 è la regex (REGular EXpression) che definisce un numero intero; a seguire troviamo la definizione di un decimale, rappresentabile in due modi, o iniziante con un punto seguito da almeno un simbolo numerico per i decimali (nel caso una cifra non abbia un valore maggiore di 1) oppure con un numero seguito da un punto, con o senza cifre decimali a seguire. In seguito troviamo la regola di definizione di una cifra esponenziale definita a partire dalle precedenti ed in particolare indicante che un esponenziale è costituito da un intero o da un decimale seguito o dal letterale 'e' oppure 'E', seguito opzionalmente da un simbolo di segno, e terminante con un intero.</text:p>
      <text:p text:style-name="P2"><text:s/>A seguire vengono definite le LABEL del linguaggio, ovvero i nomi ammessi per gli identificatori e per le costanti. Sono case sentitive e, come si può leggere, è necessario almeno un carattere nel range dei caratteri alfabetici dalla a alla z, maiuscoli e minuscoli, un underscore, <text:s/>o i letterali esadecimali UNICODE UTF-8 da '\x7f' a '\xff' (127-255). </text:p>
      <text:p text:style-name="P2"/>
      <text:p text:style-name="P2">Le righe 901 <text:s/>e 902 definiscono whitespace, tabulazioni, carriage return e newline. La riga 903 definisce i token, ovvero i letterali usati nel linguaggio per identificare un particolare costrutto o di svolgere particolari operazioni. Da notare l'inclusione del simbolo '$' che in PHP permette di definire le variabili. La 904 definisce tramite i metacaratteri '.' e '\n' un singolo carattere qualsiasi. <text:s/></text:p>
      <text:p text:style-name="P2">Le righe da 912 a 913 definiscono usi particolari del simbolo '$', ovvero quando é da interpretare come letterale e non <text:soft-page-break/>come token. Come pronuncia la nota di commento che precede le linee di codice, un carattere '$' non preceduto da escape e non seguito da una label o da parentesi graffe è da considerare come letterale. </text:p>
      <text:p text:style-name="P2">Le righe da 914 a 957 trattano la notazione HEREDOC, una sintassi PHP utile a definire stringhe di testo su linee multiple, ad esempio per lunghe documentazioni, che non verrà inclusa nella restrizione al linguaggio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DejaVu Sans Light" style:font-size-asian="10.5pt" style:language-asian="it" style:country-asian="IT" style:font-name-complex="Free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dc:date>2012-04-27T11:52:16</dc:date>
    <meta:editing-duration>PT7H22M55S</meta:editing-duration>
    <meta:editing-cycles>25</meta:editing-cycles>
    <meta:document-statistic meta:table-count="0" meta:image-count="0" meta:object-count="0" meta:page-count="3" meta:paragraph-count="85" meta:word-count="1282" meta:character-count="8795" meta:non-whitespace-character-count="7535"/>
  </office:meta>
</office:document-meta>
</file>